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list-style-name="L1">
      <style:text-properties fo:font-size="16pt" style:font-size-asian="16pt" style:font-size-complex="16pt"/>
    </style:style>
    <style:style style:name="P3" style:family="paragraph" style:parent-style-name="Standard" style:list-style-name="L1">
      <style:text-properties fo:font-size="16pt" style:font-size-asian="16pt" style:font-size-complex="16pt"/>
    </style:style>
    <style:style style:name="P4" style:family="paragraph" style:parent-style-name="Standard" style:list-style-name="L2">
      <style:text-properties fo:font-size="16pt" style:font-size-asian="16pt" style:font-size-complex="16pt"/>
    </style:style>
    <style:style style:name="P5" style:family="paragraph" style:parent-style-name="Standard" style:list-style-name="L2">
      <style:text-properties fo:font-size="16pt" style:font-size-asian="16pt" style:font-size-complex="16pt"/>
    </style:style>
    <style:style style:name="P6" style:family="paragraph" style:parent-style-name="Standard" style:list-style-name="L2">
      <style:text-properties fo:font-size="16pt" style:font-size-asian="16pt" style:font-size-complex="16pt"/>
    </style:style>
    <style:style style:name="P7" style:family="paragraph" style:parent-style-name="Standard" style:list-style-name="L2">
      <style:text-properties fo:font-size="16pt" style:font-size-asian="16pt" style:font-size-complex="16pt"/>
    </style:style>
    <style:style style:name="P8" style:family="paragraph" style:parent-style-name="Standard" style:list-style-name="L2">
      <style:text-properties fo:font-size="16pt" style:font-size-asian="16pt" style:font-size-complex="16pt"/>
    </style:style>
    <style:style style:name="P9" style:family="paragraph" style:parent-style-name="Standard" style:list-style-name="L2">
      <style:text-properties fo:font-size="16pt" style:font-size-asian="16pt" style:font-size-complex="16pt"/>
    </style:style>
    <style:style style:name="P10" style:family="paragraph" style:parent-style-name="Standard" style:list-style-name="L2">
      <style:text-properties fo:font-size="16pt" style:font-size-asian="16pt" style:font-size-complex="16pt"/>
    </style:style>
    <style:style style:name="P11" style:family="paragraph" style:parent-style-name="Standard" style:list-style-name="L2">
      <style:text-properties fo:font-size="16pt" style:font-size-asian="16pt" style:font-size-complex="16pt"/>
    </style:style>
    <style:style style:name="P12" style:family="paragraph" style:parent-style-name="Standard" style:list-style-name="L3">
      <style:text-properties fo:font-size="16pt" style:font-size-asian="16pt" style:font-size-complex="16pt"/>
    </style:style>
    <style:style style:name="P13" style:family="paragraph" style:parent-style-name="Standard" style:list-style-name="L3">
      <style:text-properties fo:font-size="16pt" style:font-size-asian="16pt" style:font-size-complex="16pt"/>
    </style:style>
    <style:style style:name="P14" style:family="paragraph" style:parent-style-name="Standard" style:list-style-name="L4">
      <style:text-properties fo:font-size="16pt" style:font-size-asian="16pt" style:font-size-complex="16pt"/>
    </style:style>
    <style:style style:name="P15" style:family="paragraph" style:parent-style-name="Standard" style:list-style-name="L4">
      <style:text-properties fo:font-size="16pt" style:font-size-asian="16pt" style:font-size-complex="16pt"/>
    </style:style>
    <style:style style:name="P16" style:family="paragraph" style:parent-style-name="Standard" style:list-style-name="L4">
      <style:text-properties fo:font-size="16pt" style:font-size-asian="16pt" style:font-size-complex="16pt"/>
    </style:style>
    <style:style style:name="P17" style:family="paragraph" style:parent-style-name="Standard" style:list-style-name="L5">
      <style:text-properties fo:font-size="16pt" style:font-size-asian="16pt" style:font-size-complex="16pt"/>
    </style:style>
    <style:style style:name="P18" style:family="paragraph" style:parent-style-name="Standard" style:list-style-name="L5">
      <style:text-properties fo:font-size="16pt" style:font-size-asian="16pt" style:font-size-complex="16pt"/>
    </style:style>
    <style:style style:name="P19" style:family="paragraph" style:parent-style-name="Standard" style:list-style-name="L6">
      <style:text-properties fo:font-size="16pt" style:font-size-asian="16pt" style:font-size-complex="16pt"/>
    </style:style>
    <style:style style:name="P20" style:family="paragraph" style:parent-style-name="Standard" style:list-style-name="L6">
      <style:text-properties fo:font-size="16pt" style:font-size-asian="16pt" style:font-size-complex="16pt"/>
    </style:style>
    <style:style style:name="P21" style:family="paragraph" style:parent-style-name="Standard" style:list-style-name="L6">
      <style:text-properties fo:font-size="16pt" style:font-size-asian="16pt" style:font-size-complex="16pt"/>
    </style:style>
    <style:style style:name="P22" style:family="paragraph" style:parent-style-name="Standard" style:list-style-name="L7">
      <style:text-properties fo:font-size="16pt" style:font-size-asian="16pt" style:font-size-complex="16pt"/>
    </style:style>
    <style:style style:name="P23" style:family="paragraph" style:parent-style-name="Standard" style:list-style-name="L7">
      <style:text-properties fo:font-size="16pt" style:font-size-asian="16pt" style:font-size-complex="16pt"/>
    </style:style>
    <style:style style:name="P24" style:family="paragraph" style:parent-style-name="Standard" style:list-style-name="L8">
      <style:text-properties fo:font-size="16pt" style:font-size-asian="16pt" style:font-size-complex="16pt"/>
    </style:style>
    <style:style style:name="P25" style:family="paragraph" style:parent-style-name="Standard" style:list-style-name="L8">
      <style:text-properties fo:font-size="16pt" style:font-size-asian="16pt" style:font-size-complex="16pt"/>
    </style:style>
    <style:style style:name="P26" style:family="paragraph" style:parent-style-name="Standard" style:list-style-name="L9">
      <style:text-properties fo:font-size="16pt" style:font-size-asian="16pt" style:font-size-complex="16pt"/>
    </style:style>
    <style:style style:name="P27" style:family="paragraph" style:parent-style-name="Standard" style:list-style-name="L9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notes for 2.5-2.6 Symmetric encryption</text:p>
      <text:p text:style-name="P1"/>
      <text:p text:style-name="P1">DES (data encryption standard circa 1977)</text:p>
      <text:list text:style-name="L1">
        <text:list-item>
          <text:p text:style-name="P2">Developed by IBM, modified by NSA</text:p>
          <text:list>
            <text:list-item>
              <text:p text:style-name="P2">NSA mods improved resistance to differential cryptanalysis (not known in open community at the time), but weakened key strength</text:p>
            </text:list-item>
          </text:list>
        </text:list-item>
      </text:list>
      <text:list text:style-name="L2">
        <text:list-item>
          <text:p text:style-name="P4">64 bit plaintext, 64 bit ciphertext, 56 bit key</text:p>
        </text:list-item>
        <text:list-item>
          <text:p text:style-name="P4">Remaining 8 bits of key often called “check bits”... nonsense... likely weakened by NSA</text:p>
        </text:list-item>
        <text:list-item>
          <text:p text:style-name="P4">16 round Feistel cipher</text:p>
        </text:list-item>
        <text:list-item>
          <text:p text:style-name="P4">Each round scrambles input of previous round with a 48-bit per-round key</text:p>
        </text:list-item>
        <text:list-item>
          <text:p text:style-name="P4">Key schedule: algorithm to produce 16 per-round keys from 56-bit key</text:p>
        </text:list-item>
        <text:list-item>
          <text:p text:style-name="P4">Each round's substition: S-Boxes</text:p>
          <text:list>
            <text:list-item>
              <text:p text:style-name="P4">Origin is unknown, no backdoors ever found</text:p>
            </text:list-item>
            <text:list-item>
              <text:p text:style-name="P4">Whenever “magic numbers” appear in an algorithm, cryptographers want to know <text:span text:style-name="T1">why</text:span> those numbers were selected</text:p>
            </text:list-item>
          </text:list>
        </text:list-item>
      </text:list>
      <text:p text:style-name="P1"/>
      <text:p text:style-name="P1">2DES</text:p>
      <text:list text:style-name="L3">
        <text:list-item>
          <text:p text:style-name="P12">C = E(E(P, k1), k2)</text:p>
        </text:list-item>
        <text:list-item>
          <text:p text:style-name="P12">Meet in the middle attack: work forward (2^56) and backward (2^56), overall cost 2^57 even though 112 bits of key</text:p>
        </text:list-item>
      </text:list>
      <text:p text:style-name="P1"/>
      <text:p text:style-name="P1">3DES in EDE mode</text:p>
      <text:list text:style-name="L4">
        <text:list-item>
          <text:p text:style-name="P14">C=E(D(E(P, k1), k2), k1)</text:p>
        </text:list-item>
        <text:list-item>
          <text:p text:style-name="P14">Backwards compatible: if k2==k1, then equivalent to DES with k1 (though worse performance)</text:p>
        </text:list-item>
        <text:list-item>
          <text:p text:style-name="P14">Estimated 80 bits of strength (112 bits of key)</text:p>
        </text:list-item>
      </text:list>
      <text:p text:style-name="P1"/>
      <text:p text:style-name="P1">3DES in EEE mode</text:p>
      <text:list text:style-name="L5">
        <text:list-item>
          <text:p text:style-name="P17">C=E(E(E(P, k1), k2), k3)</text:p>
        </text:list-item>
        <text:list-item>
          <text:p text:style-name="P17">Estimated 112 bits of strength (168 bits of key)</text:p>
        </text:list-item>
      </text:list>
      <text:p text:style-name="P1"/>
      <text:p text:style-name="P1">AES (data encryption standard circa 2001)</text:p>
      <text:list text:style-name="L6">
        <text:list-item>
          <text:p text:style-name="P19">Rijndael algorithm (Dutch)</text:p>
        </text:list-item>
        <text:list-item>
          <text:p text:style-name="P19">128 bit plaintext, 128 bit ciphertext</text:p>
          <text:list>
            <text:list-item>
              <text:p text:style-name="P19">Key length 128, 192, or 256 bit</text:p>
            </text:list-item>
          </text:list>
        </text:list-item>
      </text:list>
      <text:p text:style-name="P1"/>
      <text:p text:style-name="P1">Block modes of encryption / decryption</text:p>
      <text:list text:style-name="L7">
        <text:list-item>
          <text:p text:style-name="P22">Use powerpoint slides</text:p>
        </text:list-item>
        <text:list-item>
          <text:p text:style-name="P22">Focus on CBC mode for lecture</text:p>
        </text:list-item>
      </text:list>
      <text:p text:style-name="P1"/>
      <text:p text:style-name="P1">Stream modes of encryption / decryption</text:p>
      <text:list text:style-name="L8">
        <text:list-item>
          <text:p text:style-name="P24">Friday's notes has comments for lecture</text:p>
        </text:list-item>
        <text:list-item>
          <text:p text:style-name="P24">Powerpoint slides show how block modes can produce key stream</text:p>
        </text:list-item>
      </text:list>
      <text:p text:style-name="P1"/>
      <text:p text:style-name="P1">Time permitting</text:p>
      <text:list text:style-name="L9">
        <text:list-item>
          <text:p text:style-name="P26">Powerpoint slides showing DES operation</text:p>
        </text:list-item>
        <text:list-item>
          <text:p text:style-name="P26">Bring textbook, use overhead projector to show S-Boxes from page 74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Jon Giffin</meta:initial-creator>
    <meta:creation-date>2008-02-17T21:48:14</meta:creation-date>
    <dc:date>2008-02-18T11:55:21</dc:date>
    <dc:language>en-US</dc:language>
    <meta:editing-cycles>3</meta:editing-cycles>
    <meta:editing-duration>PT16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5" meta:word-count="282" meta:character-count="1611"/>
  </office:meta>
</office:document-meta>
</file>